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annick KINZO</text:p>
      <text:p text:style-name="Normal"/>
      <text:p text:style-name="Normal">Dictionnaire des Données :</text:p>
      <text:p text:style-name="Normal"/>
      <text:p text:style-name="Normal"><text:s/>Table : Clients</text:p>
      <text:p text:style-name="Normal">- ID_Client (Clé primaire) : Identifiant unique du client (entier).</text:p>
      <text:p text:style-name="Normal">-ID_Conseiller (Clé étrangère) : Référence à l'ID_Conseiller dans la table Conseillers (entier).</text:p>
      <text:p text:style-name="Normal">- Prénom : Prénom du client (chaîne de caractères, longueur maximale de 50 caractères).</text:p>
      <text:p text:style-name="Normal">- Nom : Nom du<text:s/>client (chaîne de caractères, longueur maximale de 50 caractères).</text:p>
      <text:p text:style-name="Normal">- Adresse : Adresse du client (chaîne de caractères, longueur maximale de 100 caractères).</text:p>
      <text:p text:style-name="Normal">- Telephone : Numéro de téléphone du client (chaîne de caractères, longueur maximale de 20 caractères).</text:p>
      <text:p text:style-name="Normal">- Email : Adresse email du client (chaîne de caractères, longueur maximale de 50 caractères).</text:p>
      <text:p text:style-name="Normal">- DOB : Date de naissance du client (type de données date).</text:p>
      <text:p text:style-name="Normal">- Situation_F : Situation familiale du client (chaîne de caractères, longueur maximale de 20 caractères).</text:p>
      <text:p text:style-name="Normal"/>
      <text:p text:style-name="Normal">Table : Comptes</text:p>
      <text:p text:style-name="Normal">- ID_Compte (Clé primaire) : Identifiant unique du compte bancaire (entier).</text:p>
      <text:p text:style-name="Normal">- ID_Agence (Clé étrangère) : Référence à l'ID_Agence dans la table Agences (entier).</text:p>
      <text:p text:style-name="Normal">- ID_Client (Clé étrangère) : Référence à l'ID_Client dans la table Clients (entier).</text:p>
      <text:p text:style-name="Normal">- Type_Compte : Type de compte (chaîne de caractères,<text:s/>longueur maximale de 50 caractères).</text:p>
      <text:p text:style-name="Normal">- Solde : Solde du compte bancaire (nombre décimal).</text:p>
      <text:p text:style-name="Normal">- Date_Ouverture : Date d'ouverture du compte (type de données date).</text:p>
      <text:p text:style-name="Normal"/>
      <text:p text:style-name="Normal">Table : Lignes_Comptes</text:p>
      <text:p text:style-name="Normal">- ID_Ligne_Compte (Clé primaire) : Identifiant unique de la ligne de compte (entier).</text:p>
      <text:p text:style-name="Normal">- ID_Compte (Clé étrangère) : Référence à l'ID_Compte dans la table Comptes_Bancaires (entier).</text:p>
      <text:p text:style-name="Normal">- Historique_Transactions : Description des transactions effectuées (type de données texte).</text:p>
      <text:p text:style-name="Normal">- Montant : Montant de la transaction (nombre décimal).</text:p>
      <text:p text:style-name="Normal">- Date_Transaction : Date de la transaction (type de données date).</text:p>
      <text:p text:style-name="Normal">- Heure_Transaction : Heure de la transaction (type de données<text:s/>time).</text:p>
      <text:p text:style-name="Normal"/>
      <text:p text:style-name="Normal"/>
      <text:p text:style-name="Normal">Table : Agences</text:p>
      <text:p text:style-name="Normal">- ID_Agence (Clé primaire) : Identifiant unique de l'agence (entier).</text:p>
      <text:p text:style-name="Normal">- Nom_Agence : Nom de l'agence (chaîne de caractères, longueur maximale de 100 caractères).</text:p>
      <text:p text:style-name="Normal">- Adresse : Adresse de l'agence (chaîne de caractères, longueur maximale de 150 caractères).</text:p>
      <text:p text:style-name="Normal">- Ville : Ville où est située l'agence (chaîne de caractères, longueur maximale de 50 caractères).</text:p>
      <text:p text:style-name="Normal">- Code_Postal : Code postal de l'agence (chaîne de caractères, longueur maximale de 15 caractères).</text:p>
      <text:p text:style-name="Normal">- Pays : Pays où est située l'agence (chaîne de caractères, longueur maximale de 50 caractères).</text:p>
      <text:p text:style-name="Normal"/>
      <text:p text:style-name="Normal">Table : Conseillers</text:p>
      <text:p text:style-name="Normal">- ID_Conseiller (Clé primaire) : Identifiant unique du conseiller bancaire (entier).</text:p>
      <text:p text:style-name="Normal">- ID_Agence (Clé étrangère) : Référence à l'ID_Agence dans la table Agence (entier).</text:p>
      <text:p text:style-name="Normal">- Prénom : Prénom du conseiller bancaire (chaîne de caractères, longueur maximale de 50 caractères).</text:p>
      <text:p text:style-name="Normal">- Nom : Nom du conseiller bancaire (chaîne de caractères, longueur maximale de 50 caractères).</text:p>
      <text:p text:style-name="Normal">- Email : Adresse email du conseiller bancaire (chaîne de caractères, longueur maximale de 100 caractères).</text:p>
      <text:p text:style-name="Normal">- Telephone : Numéro de téléphone du conseiller bancaire (chaîne de caractères, longueur maximale de 20 caractères)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ick thegamer</meta:initial-creator>
    <dc:creator>fannick thegamer</dc:creator>
    <meta:creation-date>2023-11-08T17:14:00Z</meta:creation-date>
    <dc:date>2023-11-10T10:53:00Z</dc:date>
    <meta:template xlink:href="Normal.dotm" xlink:type="simple"/>
    <meta:editing-cycles>2</meta:editing-cycles>
    <meta:editing-duration>PT5100S</meta:editing-duration>
    <meta:document-statistic meta:page-count="2" meta:paragraph-count="6" meta:word-count="462" meta:character-count="3001" meta:row-count="21" meta:non-whitespace-character-count="2545"/>
  </office:meta>
</office:document-meta>
</file>